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4.355cm" fo:min-width="26.422cm"/>
    </style:style>
    <style:style style:name="gr2" style:family="graphic" style:parent-style-name="standard">
      <style:graphic-properties draw:stroke="solid" svg:stroke-width="0.051cm" svg:stroke-color="#000000" draw:marker-start-width="0.203cm" draw:marker-end-width="0.203cm" svg:stroke-linecap="round" draw:fill="solid" draw:fill-color="#66ccff" draw:textarea-vertical-align="middle" fo:min-height="1.782cm" fo:padding-top="0.1cm" fo:padding-bottom="0.1cm" fo:padding-left="0.225cm" fo:padding-right="0.225cm"/>
    </style:style>
    <style:style style:name="gr3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Line_20_Style_20_9" draw:marker-end="Arrow" draw:marker-end-width="0.3cm" draw:fill="none" draw:textarea-vertical-align="middle"/>
    </style:style>
    <style:style style:name="gr5" style:family="graphic" style:parent-style-name="standard">
      <style:graphic-properties draw:stroke="solid" svg:stroke-width="0.051cm" svg:stroke-color="#000000" draw:marker-start-width="0.203cm" draw:marker-end-width="0.203cm" svg:stroke-linecap="round" draw:fill="solid" draw:fill-color="#99ff99" draw:textarea-vertical-align="middle" fo:min-height="1.782cm" fo:padding-top="0.1cm" fo:padding-bottom="0.1cm" fo:padding-left="0.225cm" fo:padding-right="0.22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top" draw:fit-to-size="false" draw:fit-to-contour="false" fo:padding-bottom="0.15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0cm"/>
    </style:style>
    <style:style style:name="gr9" style:family="graphic" style:parent-style-name="standard">
      <style:graphic-properties draw:fill-color="#ccffcc" draw:textarea-horizontal-align="justify" draw:textarea-vertical-align="middle" draw:auto-grow-height="false" fo:min-height="1.096cm" fo:min-width="0.771cm"/>
    </style:style>
    <style:style style:name="gr10" style:family="graphic" style:parent-style-name="standard">
      <style:graphic-properties draw:stroke="none" svg:stroke-color="#000000" draw:fill="none" draw:fill-color="#ffffff" fo:min-height="1.401cm"/>
    </style:style>
    <style:style style:name="gr11" style:family="graphic" style:parent-style-name="standard">
      <style:graphic-properties draw:stroke="none" svg:stroke-color="#000000" draw:fill="none" draw:fill-color="#ffffff" fo:min-height="0.966cm"/>
    </style:style>
    <style:style style:name="gr12" style:family="graphic" style:parent-style-name="standard">
      <style:graphic-properties draw:fill-color="#ffd320" draw:textarea-horizontal-align="justify" draw:textarea-vertical-align="middle" draw:auto-grow-height="false" fo:min-height="1.02cm" fo:min-width="1.66cm"/>
    </style:style>
    <style:style style:name="gr13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448cm"/>
    </style:style>
    <style:style style:name="gr16" style:family="graphic" style:parent-style-name="standard">
      <style:graphic-properties draw:stroke="none" svg:stroke-color="#000000" draw:fill="none" draw:fill-color="#ffffff" fo:min-height="0.833cm"/>
    </style:style>
    <style:style style:name="gr17" style:family="graphic" style:parent-style-name="standard">
      <style:graphic-properties draw:stroke="none" svg:stroke-color="#000000" draw:fill="none" draw:fill-color="#ffffff" fo:min-height="0.766cm"/>
    </style:style>
    <style:style style:name="gr18" style:family="graphic" style:parent-style-name="standard">
      <style:graphic-properties draw:stroke="none" svg:stroke-color="#000000" draw:fill="none" draw:fill-color="#ffffff" fo:min-height="1.095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line-height="115%" fo:text-align="center"/>
    </style:style>
    <style:style style:name="P3" style:family="paragraph">
      <loext:graphic-properties draw:fill="solid" draw:fill-color="#66ccff"/>
      <style:paragraph-properties fo:line-height="115%" fo:text-align="center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="solid" draw:fill-color="#99ff99"/>
      <style:paragraph-properties fo:line-height="115%"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P10" style:family="paragraph">
      <loext:graphic-properties draw:fill-color="#ccffcc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d320"/>
      <style:paragraph-properties fo:text-align="center"/>
    </style:style>
    <style:style style:name="P15" style:family="paragraph">
      <loext:graphic-properties draw:fill="solid" draw:fill-color="#ffff99"/>
    </style:style>
    <style:style style:name="T1" style:family="text">
      <style:text-properties fo:text-shadow="none"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 fo:text-shadow="1pt 1pt" style:font-size-asian="20pt" style:font-size-complex="20pt"/>
    </style:style>
    <style:style style:name="T4" style:family="text">
      <style:text-properties fo:color="#800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922cm" svg:height="14.605cm" svg:x="1.383cm" svg:y="2.381cm">
          <text:p/>
          <draw:enhanced-geometry svg:viewBox="0 0 21600 21600" draw:type="rectangle" draw:enhanced-path="M 0 0 L 21600 0 21600 21600 0 21600 0 0 Z N"/>
        </draw:custom-shape>
        <draw:frame draw:style-name="gr2" draw:text-style-name="P3" xml:id="id3" draw:id="id3" draw:layer="layout" svg:width="3.175cm" svg:height="1.982cm" svg:x="5.785cm" svg:y="9.162cm">
          <draw:text-box>
            <text:p text:style-name="P2"><text:span text:style-name="T1">Adam</text:span></text:p>
            <text:p text:style-name="P2"><text:span text:style-name="T1">Client</text:span></text:p>
          </draw:text-box>
        </draw:frame>
        <draw:frame draw:style-name="gr2" draw:text-style-name="P3" xml:id="id1" draw:id="id1" draw:layer="layout" svg:width="3.175cm" svg:height="1.982cm" svg:x="18.45cm" svg:y="9.162cm">
          <draw:text-box>
            <text:p text:style-name="P2"><text:s/><text:span text:style-name="T1">Adam</text:span></text:p>
            <text:p text:style-name="P2"><text:span text:style-name="T1">Svc</text:span></text:p>
          </draw:text-box>
        </draw:frame>
        <draw:frame draw:style-name="gr2" draw:text-style-name="P3" xml:id="id2" draw:id="id2" draw:layer="layout" svg:width="3.175cm" svg:height="1.982cm" svg:x="11.973cm" svg:y="12.845cm">
          <draw:text-box>
            <text:p text:style-name="P2"><text:span text:style-name="T1">Adam</text:span></text:p>
            <text:p text:style-name="P2"><text:span text:style-name="T1">API</text:span></text:p>
          </draw:text-box>
        </draw:frame>
        <draw:connector draw:style-name="gr3" draw:text-style-name="P5" draw:layer="layout" svg:x1="20.037cm" svg:y1="11.144cm" svg:x2="15.148cm" svg:y2="13.836cm" draw:start-shape="id1" draw:start-glue-point="2" draw:end-shape="id2" draw:end-glue-point="1" svg:d="M20037 11144v2692h-4889" svg:viewBox="0 0 4890 2693">
          <text:p text:style-name="P4"><text:span text:style-name="T2">Depends on</text:span></text:p>
        </draw:connector>
        <draw:connector draw:style-name="gr4" draw:text-style-name="P5" draw:layer="layout" svg:x1="7.372cm" svg:y1="11.144cm" svg:x2="11.973cm" svg:y2="13.836cm" draw:start-shape="id3" draw:start-glue-point="2" draw:end-shape="id2" draw:end-glue-point="3" svg:d="M7372 11144v2692h4601" svg:viewBox="0 0 4602 2693">
          <text:p text:style-name="P4"><text:span text:style-name="T2">Depends on</text:span></text:p>
        </draw:connector>
        <draw:frame draw:style-name="gr5" draw:text-style-name="P6" xml:id="id4" draw:id="id4" draw:layer="layout" svg:width="3.175cm" svg:height="1.982cm" svg:x="11.973cm" svg:y="5.683cm">
          <draw:text-box>
            <text:p text:style-name="P2"><text:span text:style-name="T1">Message</text:span></text:p>
            <text:p text:style-name="P2"><text:span text:style-name="T1">Broker</text:span></text:p>
          </draw:text-box>
        </draw:frame>
        <draw:connector draw:style-name="gr6" draw:text-style-name="P5" draw:layer="layout" svg:x1="7.372cm" svg:y1="9.162cm" svg:x2="11.973cm" svg:y2="6.674cm" draw:start-shape="id3" draw:start-glue-point="0" draw:end-shape="id4" draw:end-glue-point="3" svg:d="M7372 9162v-2488h4601" svg:viewBox="0 0 4602 2489">
          <text:p text:style-name="P4"><text:span text:style-name="T2">Publish </text:span></text:p>
          <text:p text:style-name="P4"><text:span text:style-name="T2">via JMS</text:span></text:p>
        </draw:connector>
        <draw:connector draw:style-name="gr6" draw:text-style-name="P5" draw:layer="layout" svg:x1="20.037cm" svg:y1="9.162cm" svg:x2="15.148cm" svg:y2="6.674cm" draw:start-shape="id1" draw:start-glue-point="0" draw:end-shape="id4" draw:end-glue-point="1" svg:d="M20037 9162v-2488h-4889" svg:viewBox="0 0 4890 2489">
          <text:p text:style-name="P4"><text:span text:style-name="T2">Consume </text:span></text:p>
          <text:p text:style-name="P4"><text:span text:style-name="T2">via JMS</text:span></text:p>
        </draw:connector>
        <draw:connector draw:style-name="gr7" draw:text-style-name="P7" draw:layer="layout" svg:x1="8.96cm" svg:y1="10.153cm" svg:x2="18.45cm" svg:y2="10.153cm" draw:start-shape="id3" draw:start-glue-point="1" draw:end-shape="id1" draw:end-glue-point="3" svg:d="M8960 10153h9490" svg:viewBox="0 0 9491 1">
          <text:p text:style-name="P11"/>
        </draw:connector>
        <draw:frame draw:style-name="gr8" draw:text-style-name="P9" draw:layer="layout" svg:width="5.588cm" svg:height="1.397cm" svg:x="11.465cm" svg:y="9.112cm">
          <draw:text-box>
            <text:p text:style-name="P8"><text:span text:style-name="T2">Query via HTTP</text:span></text:p>
          </draw:text-box>
        </draw:frame>
        <draw:custom-shape draw:style-name="gr9" draw:text-style-name="P10" xml:id="id5" draw:id="id5" draw:layer="layout" svg:width="1.27cm" svg:height="1.524cm" svg:x="2.956cm" svg:y="12.033cm">
          <text:p text:style-name="P11"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6" draw:text-style-name="P7" draw:layer="layout" svg:x1="5.785cm" svg:y1="10.153cm" svg:x2="3.591cm" svg:y2="12.033cm" draw:start-shape="id3" draw:start-glue-point="3" draw:end-shape="id5" draw:end-glue-point="4" svg:d="M5785 10153h-2194v1880" svg:viewBox="0 0 2195 1881">
          <text:p text:style-name="P11">reads</text:p>
        </draw:connector>
        <draw:frame draw:style-name="gr10" draw:text-style-name="P12" draw:layer="layout" svg:width="5.715cm" svg:height="1.651cm" svg:x="0.67cm" svg:y="13.938cm">
          <draw:text-box>
            <text:p text:style-name="P4"><text:span text:style-name="T2">adam.properties</text:span></text:p>
            <text:p text:style-name="P4"><text:span text:style-name="T2">(config file)</text:span></text:p>
          </draw:text-box>
        </draw:frame>
        <draw:frame draw:style-name="gr11" draw:text-style-name="P13" draw:layer="layout" svg:width="6.651cm" svg:height="1.216cm" svg:x="1.588cm" svg:y="2.762cm">
          <draw:text-box>
            <text:p><text:span text:style-name="T3">Adam</text:span> <text:span text:style-name="T3">Architecture</text:span></text:p>
          </draw:text-box>
        </draw:frame>
        <draw:custom-shape draw:style-name="gr12" draw:text-style-name="P14" xml:id="id6" draw:id="id6" draw:layer="layout" svg:width="2.159cm" svg:height="2.032cm" svg:x="23.784cm" svg:y="12.1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5" draw:layer="layout" svg:x1="21.625cm" svg:y1="10.153cm" svg:x2="24.864cm" svg:y2="12.16cm" draw:start-shape="id1" draw:start-glue-point="1" draw:end-shape="id6" draw:end-glue-point="5" svg:d="M21625 10153h3239v2007" svg:viewBox="0 0 3240 2008">
          <text:p text:style-name="P4"><text:span text:style-name="T2">Writes to</text:span></text:p>
        </draw:connector>
        <draw:frame draw:style-name="gr10" draw:text-style-name="P12" draw:layer="layout" svg:width="3.964cm" svg:height="1.651cm" svg:x="22.841cm" svg:y="14.446cm">
          <draw:text-box>
            <text:p text:style-name="P4"><text:span text:style-name="T2">Database </text:span></text:p>
            <text:p text:style-name="P4"><text:span text:style-name="T2">Event Log</text:span></text:p>
          </draw:text-box>
        </draw:frame>
        <draw:frame draw:style-name="gr13" draw:text-style-name="P15" draw:layer="layout" svg:width="0.853cm" svg:height="0.954cm" svg:x="9.342cm" svg:y="5.364cm">
          <draw:text-box>
            <text:p>1</text:p>
          </draw:text-box>
        </draw:frame>
        <draw:frame draw:style-name="gr13" draw:text-style-name="P15" draw:layer="layout" svg:width="0.853cm" svg:height="0.954cm" svg:x="16.643cm" svg:y="5.364cm">
          <draw:text-box>
            <text:p>2</text:p>
          </draw:text-box>
        </draw:frame>
        <draw:frame draw:style-name="gr13" draw:text-style-name="P15" draw:layer="layout" svg:width="0.853cm" svg:height="0.954cm" svg:x="25.004cm" svg:y="10.385cm">
          <draw:text-box>
            <text:p>3</text:p>
          </draw:text-box>
        </draw:frame>
        <draw:frame draw:style-name="gr13" draw:text-style-name="P15" draw:layer="layout" svg:width="0.853cm" svg:height="0.954cm" svg:x="13.116cm" svg:y="10.382cm">
          <draw:text-box>
            <text:p>4</text:p>
          </draw:text-box>
        </draw:frame>
        <draw:frame draw:style-name="gr5" draw:text-style-name="P6" xml:id="id7" draw:id="id7" draw:layer="layout" svg:width="3.175cm" svg:height="1.982cm" svg:x="23.86cm" svg:y="4.336cm">
          <draw:text-box>
            <text:p text:style-name="P2"><text:span text:style-name="T1">Web Browser</text:span></text:p>
          </draw:text-box>
        </draw:frame>
        <draw:connector draw:style-name="gr14" draw:text-style-name="P7" draw:layer="layout" draw:type="line" svg:x1="20.037cm" svg:y1="9.162cm" svg:x2="23.86cm" svg:y2="5.327cm" draw:start-shape="id1" draw:start-glue-point="0" draw:end-shape="id7" draw:end-glue-point="3" svg:d="M20037 9162l3823-3835" svg:viewBox="0 0 3824 3836">
          <text:p/>
        </draw:connector>
        <draw:frame draw:style-name="gr10" draw:text-style-name="P12" draw:layer="layout" svg:width="3.456cm" svg:height="1.651cm" svg:x="19.923cm" svg:y="4.748cm">
          <draw:text-box>
            <text:p text:style-name="P4"><text:span text:style-name="T2">Download Rich App</text:span></text:p>
          </draw:text-box>
        </draw:frame>
        <draw:connector draw:style-name="gr14" draw:text-style-name="P7" draw:layer="layout" draw:type="line" svg:x1="25.447cm" svg:y1="6.318cm" svg:x2="21.625cm" svg:y2="10.153cm" draw:start-shape="id7" draw:start-glue-point="2" draw:end-shape="id1" draw:end-glue-point="1" svg:d="M25447 6318l-3822 3835" svg:viewBox="0 0 3823 3836">
          <text:p/>
        </draw:connector>
        <draw:frame draw:style-name="gr13" draw:text-style-name="P15" draw:layer="layout" svg:width="0.853cm" svg:height="0.954cm" svg:x="20.705cm" svg:y="6.385cm">
          <draw:text-box>
            <text:p>5</text:p>
          </draw:text-box>
        </draw:frame>
        <draw:frame draw:style-name="gr13" draw:text-style-name="P15" draw:layer="layout" svg:width="0.853cm" svg:height="0.954cm" svg:x="24.806cm" svg:y="7.185cm">
          <draw:text-box>
            <text:p>6</text:p>
          </draw:text-box>
        </draw:frame>
        <draw:frame draw:style-name="gr15" draw:text-style-name="P12" draw:layer="layout" svg:width="3.566cm" svg:height="1.698cm" svg:x="23.015cm" svg:y="8.149cm">
          <draw:text-box>
            <text:p text:style-name="P4"><text:span text:style-name="T2">Query via HTTP</text:span></text:p>
          </draw:text-box>
        </draw:frame>
        <draw:connector draw:style-name="gr14" draw:text-style-name="P7" draw:layer="layout" draw:type="line" svg:x1="23.784cm" svg:y1="13.176cm" svg:x2="20.037cm" svg:y2="11.144cm" draw:start-shape="id6" draw:start-glue-point="6" draw:end-shape="id1" draw:end-glue-point="2" svg:d="M23784 13176l-3747-2032" svg:viewBox="0 0 3748 2033">
          <text:p/>
        </draw:connector>
        <draw:frame draw:style-name="gr16" draw:text-style-name="P12" draw:layer="layout" svg:width="2.639cm" svg:height="1.505cm" svg:x="20.158cm" svg:y="12.414cm">
          <draw:text-box>
            <text:p text:style-name="P4"><text:span text:style-name="T2">Reads from</text:span></text:p>
          </draw:text-box>
        </draw:frame>
        <draw:frame draw:style-name="gr13" draw:text-style-name="P15" draw:layer="layout" svg:width="0.853cm" svg:height="0.954cm" svg:x="22.209cm" svg:y="13.176cm">
          <draw:text-box>
            <text:p>7</text:p>
          </draw:text-box>
        </draw:frame>
        <draw:frame draw:style-name="gr17" draw:text-style-name="P12" draw:layer="layout" svg:width="3.964cm" svg:height="1.016cm" svg:x="11.641cm" svg:y="4.713cm">
          <draw:text-box>
            <text:p text:style-name="P4"><text:span text:style-name="T4">ActiveMQ</text:span></text:p>
          </draw:text-box>
        </draw:frame>
        <draw:frame draw:style-name="gr17" draw:text-style-name="P12" draw:layer="layout" svg:width="3.964cm" svg:height="1.016cm" svg:x="23.441cm" svg:y="3.413cm">
          <draw:text-box>
            <text:p text:style-name="P4"><text:span text:style-name="T4">AngularJS</text:span></text:p>
          </draw:text-box>
        </draw:frame>
        <draw:frame draw:style-name="gr17" draw:text-style-name="P12" draw:layer="layout" svg:width="2.656cm" svg:height="1.016cm" svg:x="25.776cm" svg:y="13.049cm">
          <draw:text-box>
            <text:p text:style-name="P4"><text:span text:style-name="T4">MySQL</text:span></text:p>
          </draw:text-box>
        </draw:frame>
        <draw:frame draw:style-name="gr17" draw:text-style-name="P12" draw:layer="layout" svg:width="3.964cm" svg:height="1.345cm" svg:x="15.416cm" svg:y="10.609cm">
          <draw:text-box>
            <text:p text:style-name="P4"><text:span text:style-name="T4">JAX-RS</text:span><text:span text:style-name="T4"><text:line-break/></text:span><text:span text:style-name="T4">EJB, JPA, JMS</text:span></text:p>
          </draw:text-box>
        </draw:frame>
        <draw:frame draw:style-name="gr18" draw:text-style-name="P12" draw:layer="layout" svg:width="2.794cm" svg:height="1.345cm" svg:x="8.612cm" svg:y="10.463cm">
          <draw:text-box>
            <text:p text:style-name="P4"><text:span text:style-name="T4">JAX-RS</text:span><text:span text:style-name="T4"><text:line-break/></text:span><text:span text:style-name="T4">JM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7T06:48:37.404152000</meta:creation-date>
    <dc:date>2015-06-17T07:33:37.491307000</dc:date>
    <meta:editing-duration>PT14M29S</meta:editing-duration>
    <meta:editing-cycles>1</meta:editing-cycles>
    <meta:document-statistic meta:object-count="37"/>
    <meta:generator>LibreOffice/4.4.2.2$MacOSX_X86_64 LibreOffice_project/c4c7d32d0d49397cad38d62472b0bc8acff48dd6</meta:generator>
  </office:meta>
</office:document-meta>
</file>